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Heading_20_3">
      <style:text-properties fo:font-variant="normal" fo:text-transform="none" fo:color="#000000" loext:opacity="100%" style:font-name="Roboto" fo:font-size="12pt" fo:letter-spacing="normal" fo:font-style="normal" style:text-underline-style="solid" style:text-underline-width="auto" style:text-underline-color="font-color" fo:font-weight="normal" officeooo:rsid="000bd0e0" fo:background-color="transparent" style:font-size-asian="12pt" style:font-weight-asian="normal" style:font-size-complex="12pt" style:font-weight-complex="normal"/>
    </style:style>
    <style:style style:name="P2" style:family="paragraph" style:parent-style-name="Text_20_body">
      <style:text-properties fo:font-variant="normal" fo:text-transform="none" fo:color="#000000" loext:opacity="100%" style:font-name="Roboto" fo:font-size="12pt" fo:letter-spacing="normal" fo:font-style="normal" style:text-underline-style="solid" style:text-underline-width="auto" style:text-underline-color="font-color" fo:font-weight="normal" officeooo:rsid="000bd0e0" fo:background-color="transparent" style:font-size-asian="12pt" style:font-weight-asian="normal" style:font-size-complex="12pt" style:font-weight-complex="normal"/>
    </style:style>
    <style:style style:name="P3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fo:background-color="transparent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P6" style:family="paragraph" style:parent-style-name="Standard">
      <style:text-properties fo:color="#000000" loext:opacity="100%" fo:font-size="12pt" style:text-underline-style="solid" style:text-underline-width="auto" style:text-underline-color="font-color" fo:font-weight="normal" officeooo:rsid="000bd0e0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color="#000000" loext:opacity="100%" fo:font-size="12pt" style:text-underline-style="solid" style:text-underline-width="auto" style:text-underline-color="font-color" fo:font-weight="normal" officeooo:rsid="000bd0e0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normal" officeooo:rsid="000bd0e0" style:font-size-asian="16pt" style:font-weight-asian="normal" style:font-size-complex="16pt" style:font-weight-complex="normal"/>
    </style:style>
    <style:style style:name="P9" style:family="paragraph" style:parent-style-name="Heading_20_4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fo:background-color="transparent" style:font-size-asian="12pt" style:font-size-complex="12pt"/>
    </style:style>
    <style:style style:name="P10" style:family="paragraph" style:parent-style-name="Quotations" style:list-style-name="L2">
      <style:paragraph-properties fo:margin-left="1cm" fo:margin-right="1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Roboto" fo:font-size="12pt" fo:letter-spacing="normal" fo:font-style="italic" fo:font-weight="normal" fo:background-color="transparent" style:font-size-asian="12pt" style:font-size-complex="12pt"/>
    </style:style>
    <style:style style:name="P11" style:family="paragraph" style:parent-style-name="Quotations">
      <style:paragraph-properties fo:margin-left="1cm" fo:margin-right="1cm" fo:margin-top="0cm" fo:margin-bottom="0cm" style:contextual-spacing="false" fo:line-height="150%" fo:orphans="2" fo:widows="2" fo:text-indent="0cm" style:auto-text-indent="false" fo:padding-left="0.508cm" fo:padding-right="0cm" fo:padding-top="0cm" fo:padding-bottom="0cm" fo:border-left="2.41pt solid #98ca3f" fo:border-right="none" fo:border-top="none" fo:border-bottom="none"/>
      <style:text-properties fo:color="#000000" loext:opacity="100%" style:font-name="Roboto" fo:font-size="12pt" fo:letter-spacing="normal" fo:font-style="italic" fo:font-weight="normal" style:font-size-asian="12pt" style:font-size-complex="12pt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fo:background-color="transparent" style:font-size-asian="12pt" style:font-size-complex="12pt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fo:background-color="transparent" style:font-size-asian="12pt" style:font-size-complex="12pt"/>
    </style:style>
    <style:style style:name="P14" style:family="paragraph"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P19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P20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P23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P25" style:family="paragraph" style:parent-style-name="Text_20_body" style:list-style-name="L5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P26" style:family="paragraph" style:parent-style-name="Text_20_body" style:list-style-name="L9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P27" style:family="paragraph" style:parent-style-name="Text_20_body" style:list-style-name="L10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paragraph-rsid="001b9927" style:font-size-asian="12pt" style:font-size-complex="12pt"/>
    </style:style>
    <style:style style:name="P29" style:family="paragraph" style:parent-style-name="Text_20_body"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P30" style:family="paragraph" style:list-style-name="L7"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P31" style:family="paragraph" style:parent-style-name="Text_20_body" style:list-style-name="L5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style:text-underline-style="none" fo:font-weight="normal" style:font-size-asian="12pt" style:font-size-complex="12pt"/>
    </style:style>
    <style:style style:name="P32" style:family="paragraph" style:parent-style-name="Text_20_body">
      <style:text-properties fo:color="#000000" loext:opacity="100%" fo:font-size="12pt" style:text-underline-style="solid" style:text-underline-width="auto" style:text-underline-color="font-color" fo:font-weight="normal" officeooo:rsid="000bd0e0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eff3f8" loext:opacity="100%" style:font-name="Roboto" fo:font-size="8.39999961853027pt" fo:letter-spacing="normal" fo:font-style="normal" fo:font-weight="bold"/>
    </style:style>
    <style:style style:name="T2" style:family="text">
      <style:text-properties fo:font-variant="normal" fo:text-transform="none" fo:color="#eff3f8" loext:opacity="100%" style:font-name="Roboto" fo:font-size="8.39999961853027pt" fo:letter-spacing="normal" fo:font-style="normal" fo:font-weight="bold"/>
    </style:style>
    <style:style style:name="T3" style:family="text">
      <style:text-properties fo:font-variant="normal" fo:text-transform="none" fo:color="#eff3f8" loext:opacity="100%" style:font-name="Roboto" fo:font-size="8.39999961853027pt" fo:letter-spacing="normal" fo:font-style="normal" fo:font-weight="normal"/>
    </style:style>
    <style:style style:name="T4" style:family="text">
      <style:text-properties fo:font-variant="normal" fo:text-transform="none" fo:color="#eff3f8" loext:opacity="100%" style:font-name="Roboto" fo:font-size="8.39999961853027pt" fo:letter-spacing="normal" fo:font-style="normal" fo:font-weight="normal"/>
    </style:style>
    <style:style style:name="T5" style:family="text">
      <style:text-properties fo:font-variant="normal" fo:text-transform="none" fo:color="#eff3f8" loext:opacity="100%" style:font-name="Roboto" fo:font-size="8.39999961853027pt" fo:letter-spacing="normal" fo:font-style="normal"/>
    </style:style>
    <style:style style:name="T6" style:family="text">
      <style:text-properties fo:font-variant="normal" fo:text-transform="none" fo:color="#eff3f8" loext:opacity="100%" style:font-name="Roboto" fo:letter-spacing="normal" fo:font-style="normal" fo:font-weight="normal"/>
    </style:style>
    <style:style style:name="T7" style:family="text">
      <style:text-properties fo:font-variant="normal" fo:text-transform="none" style:font-name="Roboto" fo:font-size="8.39999961853027pt" fo:letter-spacing="normal" fo:font-style="normal" fo:font-weight="bold"/>
    </style:style>
    <style:style style:name="T8" style:family="text">
      <style:text-properties fo:font-variant="normal" fo:text-transform="none" style:font-name="Roboto" fo:font-size="8.39999961853027pt" fo:letter-spacing="normal" fo:font-style="normal" fo:font-weight="bold"/>
    </style:style>
    <style:style style:name="T9" style:family="text">
      <style:text-properties fo:font-variant="normal" fo:text-transform="none" style:font-name="Roboto" fo:font-size="8.39999961853027pt" fo:letter-spacing="normal" fo:font-style="normal" fo:font-weight="normal"/>
    </style:style>
    <style:style style:name="T10" style:family="text">
      <style:text-properties fo:font-variant="normal" fo:text-transform="none" style:font-name="Roboto" fo:font-size="8.39999961853027pt" fo:letter-spacing="normal" fo:font-style="normal" fo:font-weight="normal"/>
    </style:style>
    <style:style style:name="T11" style:family="text">
      <style:text-properties fo:font-variant="normal" fo:text-transform="none" style:font-name="Roboto" fo:font-size="8.39999961853027pt" fo:letter-spacing="normal" fo:font-style="normal" fo:font-weight="normal" officeooo:rsid="001de7fe"/>
    </style:style>
    <style:style style:name="T12" style:family="text">
      <style:text-properties fo:font-variant="normal" fo:text-transform="none" style:font-name="Roboto" fo:letter-spacing="normal" fo:font-style="normal" fo:font-weight="bold"/>
    </style:style>
    <style:style style:name="T13" style:family="text">
      <style:text-properties fo:font-variant="normal" fo:text-transform="none" style:font-name="Roboto" fo:letter-spacing="normal" fo:font-style="normal" fo:font-weight="bold"/>
    </style:style>
    <style:style style:name="T14" style:family="text">
      <style:text-properties fo:font-variant="normal" fo:text-transform="none" style:font-name="Roboto" fo:letter-spacing="normal" fo:font-style="normal" fo:font-weight="normal"/>
    </style:style>
    <style:style style:name="T15" style:family="text">
      <style:text-properties fo:font-variant="normal" fo:text-transform="none" style:font-name="Roboto" fo:letter-spacing="normal" fo:font-style="normal" fo:font-weight="normal" fo:background-color="transparent" loext:char-shading-value="0"/>
    </style:style>
    <style:style style:name="T16" style:family="text">
      <style:text-properties fo:font-variant="normal" fo:text-transform="none" style:font-name="Roboto" fo:letter-spacing="normal" fo:font-style="normal" fo:font-weight="normal"/>
    </style:style>
    <style:style style:name="T17" style:family="text">
      <style:text-properties fo:font-variant="normal" fo:text-transform="none" style:font-name="Roboto" fo:letter-spacing="normal" fo:font-style="normal" fo:font-weight="normal" officeooo:rsid="001de7fe"/>
    </style:style>
    <style:style style:name="T18" style:family="text">
      <style:text-properties fo:font-variant="normal" fo:text-transform="none" style:font-name="Roboto" fo:letter-spacing="normal" fo:font-style="normal"/>
    </style:style>
    <style:style style:name="T19" style:family="text">
      <style:text-properties fo:font-variant="normal" fo:text-transform="none" style:font-name="Roboto" fo:font-size="12pt" fo:letter-spacing="normal" fo:font-style="normal" fo:font-weight="bold" style:font-size-asian="12pt" style:font-size-complex="12pt"/>
    </style:style>
    <style:style style:name="T20" style:family="text">
      <style:text-properties fo:font-variant="normal" fo:text-transform="none" style:font-name="Roboto" fo:font-size="12pt" fo:letter-spacing="normal" fo:font-style="normal" fo:font-weight="normal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style:font-name="Roboto" fo:font-size="18pt" fo:letter-spacing="normal" fo:font-style="normal" fo:font-weight="normal" style:font-size-asian="18pt" style:font-size-complex="18pt"/>
    </style:style>
    <style:style style:name="T22" style:family="text">
      <style:text-properties fo:font-variant="normal" fo:text-transform="none" fo:color="#000000" loext:opacity="100%" style:font-name="Roboto" fo:letter-spacing="normal" fo:font-style="normal" fo:font-weight="bold"/>
    </style:style>
    <style:style style:name="T23" style:family="text">
      <style:text-properties fo:font-variant="normal" fo:text-transform="none" fo:color="#000000" loext:opacity="100%" style:font-name="Roboto" fo:letter-spacing="normal" fo:font-style="normal" fo:font-weight="normal" fo:background-color="transparent" loext:char-shading-value="0"/>
    </style:style>
    <style:style style:name="T24" style:family="text">
      <style:text-properties fo:font-variant="normal" fo:text-transform="none" fo:color="#000000" loext:opacity="100%" style:font-name="Roboto" fo:font-size="12pt" fo:letter-spacing="normal" fo:font-style="normal" fo:font-weight="bold" style:font-size-asian="12pt" style:font-size-complex="12pt"/>
    </style:style>
    <style:style style:name="T25" style:family="text">
      <style:text-properties fo:font-variant="normal" fo:text-transform="none" fo:color="#000000" loext:opacity="100%" style:font-name="Roboto" fo:font-size="12pt" fo:letter-spacing="normal" fo:font-style="normal" fo:font-weight="bold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loext:opacity="100%" style:font-name="Roboto" fo:font-size="12pt" fo:letter-spacing="normal" fo:font-style="normal" fo:font-weight="bold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loext:opacity="100%" style:font-name="Roboto" fo:font-size="12pt" fo:letter-spacing="normal" fo:font-style="normal" fo:font-weight="normal" fo:background-color="transparent" loext:char-shading-value="0" style:font-size-asian="12pt" style:font-size-complex="12pt" loext:padding-left="0.049cm" loext:padding-right="0.049cm" loext:padding-top="0.049cm" loext:padding-bottom="0.085cm" loext:border="0.06pt solid #24385b"/>
    </style:style>
    <style:style style:name="T28" style:family="text">
      <style:text-properties fo:font-variant="normal" fo:text-transform="none" fo:color="#000000" loext:opacity="100%" style:font-name="Roboto" fo:font-size="12pt" fo:letter-spacing="normal" fo:font-style="normal" fo:font-weight="normal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loext:opacity="100%" style:font-name="Roboto" fo:font-size="18pt" fo:letter-spacing="normal" fo:font-style="normal" fo:font-weight="normal" fo:background-color="transparent" loext:char-shading-value="0" style:font-size-asian="18pt" style:font-size-complex="18pt"/>
    </style:style>
    <style:style style:name="T30" style:family="text">
      <style:text-properties fo:font-variant="normal" fo:text-transform="none" fo:color="#8da2c0" loext:opacity="100%" style:font-name="Roboto" fo:letter-spacing="normal" fo:font-style="normal" fo:font-weight="bold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urso introduccion al mundo de las starup:</text:p>
      <text:p text:style-name="P6"/>
      <text:p text:style-name="P2">Resumen de la clase:<text:line-break/>Este curso es traducido del curso original de Sam Altman y traducido originalmente por Platzi.</text:p>
      <text:p text:style-name="P4">Sam Altman es un emprendedor e inversionista estadounidense. Es ex-presidente de YCombinator (una de las acceleradoras más grandes del mundo) y es actual CEO de Open A.I .</text:p>
      <text:h text:style-name="P3" text:outline-level="4">Objetivos del cursos</text:h>
      <text:list xml:id="list4203158670" text:style-name="L1">
        <text:list-item>
          <text:p text:style-name="P12">Introducción al mundo de las startups (Tanto para hacer una startup o crear una)</text:p>
        </text:list-item>
        <text:list-item>
          <text:p text:style-name="P12">Entenderás el pensamiento de un o una fundador@</text:p>
        </text:list-item>
        <text:list-item>
          <text:p text:style-name="P12">Aspectos en los que me debo de enfocar en las etapas del emprendimiento.</text:p>
        </text:list-item>
        <text:list-item>
          <text:p text:style-name="P12">Entender el valor real de las ideas (Saber si la idea resuelve un problema real)</text:p>
        </text:list-item>
        <text:list-item>
          <text:p text:style-name="P12">Entender el tamaño del mercado si es suficientemente grande y entender si tengo el conocimiento del mercado.</text:p>
        </text:list-item>
        <text:list-item>
          <text:p text:style-name="P12">Importancia de construir un gran equipo.</text:p>
        </text:list-item>
        <text:list-item>
          <text:p text:style-name="P12">Desarrollar una buena cultura.</text:p>
        </text:list-item>
        <text:list-item>
          <text:p text:style-name="P12">Importancia de construir un producto que los usuarios amen y les de mucho valor.</text:p>
        </text:list-item>
        <text:list-item>
          <text:p text:style-name="P12">Tener enfoque e intensidad.</text:p>
          <text:list>
            <text:list-item>
              <text:list>
                <text:list-item>
                  <text:list>
                    <text:list-header>
                      <text:h text:style-name="P9" text:outline-level="4">Conocer los 5 puntos importantes de todo CEO</text:h>
                    </text:list-header>
                  </text:list>
                </text:list-item>
              </text:list>
            </text:list-item>
            <text:list-item>
              <text:p text:style-name="P13">Establecer la visión y estrategia de la empresa.</text:p>
            </text:list-item>
            <text:list-item>
              <text:p text:style-name="P13">Evangelizar la empresa a todo el mundo.</text:p>
            </text:list-item>
            <text:list-item>
              <text:p text:style-name="P13">Contratar y gestionar el equipo.</text:p>
            </text:list-item>
            <text:list-item>
              <text:p text:style-name="P13">Conseguir capital o dinero.</text:p>
            </text:list-item>
            <text:list-item>
              <text:p text:style-name="P13">Establecer el listón de la calidad de la ejecucción.</text:p>
            </text:list-item>
          </text:list>
        </text:list-item>
      </text:list>
      <text:p text:style-name="P6"/>
      <text:p text:style-name="P6"/>
      <text:p text:style-name="P2">Notas:</text:p>
      <text:list xml:id="list2256493938" text:style-name="L2">
        <text:list-item>
          <text:p text:style-name="P10">Una de las primeras cosas que les preguntamos a las empresas de YC es qué están construyendo y por qué.</text:p>
        </text:list-item>
        <text:list-item>
          <text:p text:style-name="P10">Otra cosa que preguntamos es quién necesita desesperadamente el producto.</text:p>
        </text:list-item>
        <text:list-item>
          <text:p text:style-name="P10">Si la empresa aún no tiene usuarios, intentamos averiguar lo mínimo que debemos construir primero para probar la hipótesis.</text:p>
        </text:list-item>
        <text:list-item>
          <text:p text:style-name="P10">Es fundamental que comprenda muy bien a sus usuarios; lo necesita para evaluar una idea, crear un gran producto y una gran empresa.</text:p>
        </text:list-item>
        <text:list-item>
          <text:p text:style-name="P10">Buscamos empresas que se vuelvan más poderosas con la escala y que sean difíciles de copiar.</text:p>
        </text:list-item>
        <text:list-item>
          <text:p text:style-name="P10">Háblale a la gente de tu idea!</text:p>
        </text:list-item>
      </text:list>
      <text:p text:style-name="P6"/>
      <text:p text:style-name="P2"/>
      <text:p text:style-name="P2"/>
      <text:p text:style-name="P2"/>
      <text:p text:style-name="P2"><text:soft-page-break/>Las preguntas correctas para descubrir tu idea</text:p>
      <text:p text:style-name="P5">1.- Ser claro y conciso, ¿Qué estás haciendo y por qué?<text:line-break/>2.- ¿Quién necesita tu producto? ¿Qué problema resuelves?<text:line-break/>3.- ¿Qué es lo mínimo que necesitas para comprobar tu hipótesis de que podría ser potencialmente un producto bueno (MVP)?<text:line-break/>4.- ¿Existe un mercado por ello?<text:line-break/>5.- ¿Por qué este seria un buen mercado para enfocarnos?<text:line-break/>6.- En orden para obtener o realizar esta idea ¿Qué necesitas?</text:p>
      <text:p text:style-name="P5">Practicas buenas para validar tu idea:<text:line-break/>1.- Enfócate primero en empresas, si una empresa dice que compraría algo. Habla con ellos y averigua sus necesidades.<text:line-break/>2.- Las personas prefieren algo nuevo a algo que ya existe o derivativo.<text:line-break/>3.- La gente se unirá a ti si tu idea es algo de nuevo y les representa un reto.<text:line-break/>4.- Enfócate a resolver un problema, no en crear un negocio<text:line-break/>5.- Si no tienes una idea validad, no deberías comenzar con una startup. Primero escoge y enfócate en una sola idea.</text:p>
      <text:p text:style-name="P6"/>
      <text:h text:style-name="P1" text:outline-level="3">Los equipos mediocres no construyen grandes empresas</text:h>
      <text:p text:style-name="P5">.<text:line-break/>¿Qué hace a un gran fundador?</text:p>
      <text:list xml:id="list3841638979" text:style-name="L3">
        <text:list-item>
          <text:p text:style-name="P15">Ser imparable.</text:p>
        </text:list-item>
        <text:list-item>
          <text:p text:style-name="P15">Su determinación.</text:p>
        </text:list-item>
        <text:list-item>
          <text:p text:style-name="P15">Habilidad e ingenio.</text:p>
        </text:list-item>
        <text:list-item>
          <text:p text:style-name="P15">Inteligencia y pasión.</text:p>
        </text:list-item>
        <text:list-item>
          <text:p text:style-name="P15">Muy buena comunicación.<text:line-break/>.<text:line-break/>A veces se puede tener éxito por pura fuerza de voluntad.<text:line-break/>Los mejores fundadores nunca paran de aprender 💚<text:line-break/>Elige sabiamente a un Co-fundador.</text:p>
        </text:list-item>
      </text:list>
      <text:p text:style-name="P6"/>
      <text:p text:style-name="P6"/>
      <text:p text:style-name="P7"><text:span text:style-name="Strong_20_Emphasis"><text:span text:style-name="T12">El secreto del éxito es: Tener un gran producto</text:span></text:span></text:p>
      <text:p text:style-name="P4">Un gran producto es la única forma de crecer a largo plazo. La única forma de crecer es que la gente quiera usar tu producto y sea tan bueno que ellos mismo lo recomienden.</text:p>
      <text:p text:style-name="P4">Debes aplicar un motor de mejora en tu empresa. SCRUM es un buen marco de trabajo que te puede ayudar (Lo verás mas adelante).</text:p>
      <text:p text:style-name="P4">YC, recomienda a sus fundadores que sus únicas tareas deberían ser: construir su producto y hablar con sus usuarios.</text:p>
      <text:p text:style-name="P7"><text:soft-page-break/><text:span text:style-name="Strong_20_Emphasis"><text:span text:style-name="T14">Una gran ejecución</text:span></text:span></text:p>
      <text:list xml:id="list4021937165" text:style-name="L4">
        <text:list-item>
          <text:p text:style-name="P16">No basta con tener un gran producto, todavía hay que convertirlo en una gran empresa.</text:p>
        </text:list-item>
        <text:list-item>
          <text:p text:style-name="P16">Contratar a un gestor experimentado para que se encargue de convertir un gran producto en una gran empresa suele ser un cementerio para las empresas que fracasan.</text:p>
        </text:list-item>
        <text:list-item>
          <text:p text:style-name="P16">Un gestor experimentado contratado puede que si tenga las habilidades de las cuales a uno le hace falta, pero definitivamente no entenderá tan bien a los usuarios como lo haría uno.</text:p>
        </text:list-item>
      </text:list>
      <text:p text:style-name="P7"><text:span text:style-name="Strong_20_Emphasis"><text:span text:style-name="T24"/></text:span></text:p>
      <text:p text:style-name="P7"><text:span text:style-name="Strong_20_Emphasis"><text:span text:style-name="T12">El crecimiento resuelve todos los problemas</text:span></text:span></text:p>
      <text:list xml:id="list3328827867" text:style-name="L5">
        <text:list-item>
          <text:p text:style-name="P25">Si estas creciendo, tu equipo siente que está en un lugar con propósito.</text:p>
        </text:list-item>
        <text:list-item>
          <text:p text:style-name="P25">La clave es nunca perder el impulso; conviértelo en tu prioridad. Establece una sola métrica que toda la empresa pueda ver.</text:p>
        </text:list-item>
        <text:list-item>
          <text:p text:style-name="P25">Elabora listas que bloquean el crecimiento, encuentra los limitadores y elimínalos.</text:p>
        </text:list-item>
        <text:list-item>
          <text:p text:style-name="P25">En orden para tener crecimiento ¿Qué métrica debes establecer?</text:p>
        </text:list-item>
        <text:list-item>
          <text:p text:style-name="P25">Ignora la vanidad / enfócate en nuevos usuarios</text:p>
        </text:list-item>
        <text:list-item>
          <text:p text:style-name="P25">Resuelve los problemas cuándo llegues ahí, no pienses en problemas qué aún no tienes. Sobre pensar problemas que aún no haz enfrentado solo quemará recursos.</text:p>
        </text:list-item>
        <text:list-item>
          <text:p text:style-name="P25">Tener un gran servicio al cliente</text:p>
        </text:list-item>
        <text:list-item>
          <text:p text:style-name="P25">No te desmorones por números pequeños, todo crecerá exponencialemente en algunos años si tu producto es bueno y resuelve un problema</text:p>
        </text:list-item>
        <text:list-item>
          <text:p text:style-name="P25">Consigue el crecimiento básado en que la gente le guste tu producto, no en estrategias de marketing</text:p>
        </text:list-item>
        <text:list-item>
          <text:p text:style-name="P25">Al menos uno de los fundadores debe ser bueno vendiendo su producto.</text:p>
          <text:p text:style-name="P31"/>
        </text:list-item>
      </text:list>
      <text:p text:style-name="P7"><text:span text:style-name="Strong_20_Emphasis"><text:span text:style-name="T14">Notas:</text:span></text:span></text:p>
      <text:list xml:id="list2930767775" text:style-name="L6">
        <text:list-item>
          <text:p text:style-name="P17">No arrancar con nuevas cosas sin haber realizado bien lo primero. (establecer prioridades, de empresa y de uno)</text:p>
        </text:list-item>
        <text:list-item>
          <text:p text:style-name="P17">organizar prioridades del dia y anuales</text:p>
        </text:list-item>
        <text:list-item>
          <text:p text:style-name="P17">Tratar de encontrar el 90% de valor con 10% de esfuerzo.</text:p>
        </text:list-item>
        <text:list-item>
          <text:p text:style-name="P17">Si encuentras algo que funcione sigue adelante. No levantes el pie del acelerador.</text:p>
        </text:list-item>
      </text:list>
      <text:p text:style-name="P7"><text:span text:style-name="Strong_20_Emphasis"><text:span text:style-name="T30"/></text:span></text:p>
      <text:p text:style-name="P29">El CEO debe asegurarse que la empresa gane.</text:p>
      <text:p text:style-name="P29">Pero, ¿Cómo debe emplear su tiempo un CEO?</text:p>
      <text:list xml:id="list643459024" text:style-name="L7">
        <text:list-item>
          <text:p text:style-name="Text_20_body">Establecer la visión y misión de la empresa</text:p>
        </text:list-item>
        <text:list-item>
          <text:p text:style-name="Text_20_body">Evangelizar la empresa a todo el mundo</text:p>
        </text:list-item>
        <text:list-item>
          <text:p text:style-name="Text_20_body">Contratar y gestionar al equipo, especialmente en las área donde tiene falencias</text:p>
        </text:list-item>
        <text:list-item>
          <text:p text:style-name="Text_20_body">Recaudar dinero</text:p>
        </text:list-item>
        <text:list-item>
          <text:p text:style-name="Text_20_body"><text:soft-page-break/>Establecer el listón de la calidad y la ejecución</text:p>
        </text:list-item>
      </text:list>
      <text:p text:style-name="P29">Aunque la delegación es muy buena, hay muchas decisiones que solo el CEO puede tomar.</text:p>
      <text:p text:style-name="P7"><text:span text:style-name="Strong_20_Emphasis"><text:span text:style-name="T28"/></text:span></text:p>
      <text:p text:style-name="P7"><text:span text:style-name="Strong_20_Emphasis"><text:span text:style-name="T13">El CEO debe enfocarse en crecer</text:span></text:span></text:p>
      <text:list xml:id="list578915669" text:style-name="L8">
        <text:list-item>
          <text:p text:style-name="P18">Gestionar tu propia psicología, los altibajos son una realidad. Ser CEO es algo solitario.</text:p>
        </text:list-item>
        <text:list-item>
          <text:p text:style-name="P18">El éxito de una startup lleva mucho tiempo, más de lo que se piensa. Hay que comer bien, dormir bien, hacer ejercicio y procurar a tus seres queridos.</text:p>
        </text:list-item>
        <text:list-item>
          <text:p text:style-name="P18">Todo se sentirá roto todo el tiempo, debes ser resiliente y asegurar le a tu equipo que todo irá bien.</text:p>
        </text:list-item>
        <text:list-item>
          <text:p text:style-name="P18">En cualquier caso, sígue adelante.</text:p>
        </text:list-item>
        <text:list-item>
          <text:p text:style-name="P18">El CEO no puede poner excusas. JAMAS uses frases: si tuvieramos más dinero, si tuvieramos otro ingeniero.</text:p>
        </text:list-item>
        <text:list-item>
          <text:p text:style-name="P18">No te permitas estar enojado más de 90 segundos, después de los 90 segundos será desición.</text:p>
        </text:list-item>
        <text:list-item>
          <text:p text:style-name="P18">Entabla conexiones con otros CEO</text:p>
        </text:list-item>
        <text:list-item>
          <text:p text:style-name="P18">Encuentra un mentor. Se directo y pide ayuda, no seas arrogante.</text:p>
        </text:list-item>
        <text:list-item>
          <text:p text:style-name="P18">Convence a los demás que tu empresa esta preparado para ser la startup más importante de la década, pero al mismo tiempo debes ser paranoico que todo puede salir mal, y al final del día. Debes sonreir y tomar un café con paz mental 😃</text:p>
        </text:list-item>
        <text:list-item>
          <text:p text:style-name="P18">No seas obstinado al grado de morir</text:p>
        </text:list-item>
        <text:list-item>
          <text:p text:style-name="P18">Se optimista, es importante para contagiar al resto de la empresa. Es fácil en la teoría, dificil en la práctica.</text:p>
        </text:list-item>
        <text:list-item>
          <text:p text:style-name="P18">Establece la misión y los valores</text:p>
        </text:list-item>
        <text:list-item>
          <text:p text:style-name="P18">Las personas deben aceptar tu misión y vender tus valores</text:p>
        </text:list-item>
        <text:list-item>
          <text:p text:style-name="P18">Construir una empresa, es como construir una religión. La gente debe creer en ella de manera casi obsesiva.</text:p>
        </text:list-item>
        <text:list-item>
          <text:p text:style-name="P18">Centra tu energía en el producto, no en los procesos alternos a ello.</text:p>
        </text:list-item>
      </text:list>
      <text:p text:style-name="P7"><text:span text:style-name="Strong_20_Emphasis"><text:span text:style-name="T28"/></text:span></text:p>
      <text:p text:style-name="P7"><text:span text:style-name="Strong_20_Emphasis"><text:span text:style-name="T28"/></text:span></text:p>
      <text:p text:style-name="P7"><text:span text:style-name="Strong_20_Emphasis"><text:span text:style-name="T16">No contratar al inicio, esperar hasta que sea necesario.</text:span></text:span></text:p>
      <text:list xml:id="list3645653668" text:style-name="L9">
        <text:list-item>
          <text:p text:style-name="P26">Es dificil cambiar de dirección con más empleados</text:p>
        </text:list-item>
        <text:list-item>
          <text:p text:style-name="P26">Una vez que sea evidente el éxito, los mejores vendrán a nosotros.</text:p>
        </text:list-item>
        <text:list-item>
          <text:p text:style-name="P26">Evita entrar en modo heroe, no hagas todo por ti solo porque te vuelves inaccesible para tu personal.</text:p>
        </text:list-item>
        <text:list-item>
          <text:p text:style-name="P26">Lo que todo el mundo sabe y nadie hace: despedir pronto a aquellos que dañan la cultura. Esto es fundamental para cuidar y mejorar nuestra cultura organizacional.</text:p>
        </text:list-item>
      </text:list>
      <text:p text:style-name="P7"><text:span text:style-name="Strong_20_Emphasis"><text:span text:style-name="T28"/></text:span></text:p>
      <text:p text:style-name="P7"><text:span text:style-name="Strong_20_Emphasis"><text:span text:style-name="T16">RESUMEN</text:span></text:span></text:p>
      <text:list xml:id="list1868434175" text:style-name="L10">
        <text:list-item>
          <text:p text:style-name="P27">El 99% de las Startups mueren por suicidio; no por asesinato.</text:p>
        </text:list-item>
        <text:list-item>
          <text:p text:style-name="P27"><text:soft-page-break/>Preocúpate por tus problemas internos.</text:p>
        </text:list-item>
        <text:list-item>
          <text:p text:style-name="P27">Al comienzo; el 99% de las veces, debes ignorar a tus competidores.</text:p>
        </text:list-item>
        <text:list-item>
          <text:p text:style-name="P27">No te preocupes hasta que tus competidores te empiecen a vencer con un producto mejor.</text:p>
        </text:list-item>
      </text:list>
      <text:p text:style-name="P5">FRASE</text:p>
      <text:p text:style-name="P11">El competidor al que hay que temer es aquel que nunca se preocupa por ti; sino que va mejorando su propio negocio todo el tiempo. –Henry Ford–</text:p>
      <text:p text:style-name="P5">RECUERDA</text:p>
      <text:list xml:id="list2537944070" text:style-name="L11">
        <text:list-item>
          <text:p text:style-name="P19">Todas las empresas gigantes se han enfrentado a amenazas competitivas peores que las que afrontas ahora cuando eran pequeñas y todas han salido bien paradas. 😉</text:p>
        </text:list-item>
      </text:list>
      <text:p text:style-name="P7"><text:span text:style-name="Strong_20_Emphasis"><text:span text:style-name="T28"/></text:span></text:p>
      <text:p text:style-name="P7"><text:span text:style-name="Strong_20_Emphasis"><text:span text:style-name="T13">importante</text:span></text:span><text:span text:style-name="Strong_20_Emphasis"><text:span text:style-name="T16"><text:line-break/>Haz algo que la gente comparta con sus amigos y su familia.</text:span></text:span></text:p>
      <text:list xml:id="list207693889" text:style-name="L12">
        <text:list-item>
          <text:p text:style-name="P20">Si tienes un producto de menos de LTV de $500 USD no podrás darte el lujo de tener un equipo de ventas</text:p>
        </text:list-item>
        <text:list-item>
          <text:p text:style-name="P20">Si tienes un producto de mas de LTV de más de $500 neto para ti, puedes permitirte la venta directa.</text:p>
        </text:list-item>
        <text:list-item>
          <text:p text:style-name="P20">Vigila obsesivamente tu flujo de caja</text:p>
        </text:list-item>
      </text:list>
      <text:p text:style-name="P7"><text:span text:style-name="Strong_20_Emphasis"><text:span text:style-name="T28"/></text:span></text:p>
      <text:p text:style-name="P7"><text:span text:style-name="Strong_20_Emphasis"><text:span text:style-name="T16">La versión resumida para hacer dinero es que debes conseguir que la gente te pague mas dinero del que a ti te cuesta producir y entregar el producto.</text:span></text:span></text:p>
      <text:list xml:id="list1888218620" text:style-name="L13">
        <text:list-item>
          <text:p text:style-name="P21">Si tienes un producto gratuito, no planees crecer comprando usuarios. Tienes que hacer algo que la gente comparta con sus amigos.</text:p>
        </text:list-item>
        <text:list-item>
          <text:p text:style-name="P21">Si tienes un producto de pago con menos de 500$ de valor de vida del cliente (Life Time Value), generalmente no puedes permitirte un equipo de ventas, experimenta con diferentes métodos de adquisición de usuarios como SEO o SEM, pero intenta amortizar tu costo de adquisición de clientes (CAC) en 3 meses.</text:p>
        </text:list-item>
        <text:list-item>
          <text:p text:style-name="P21">Si tienes un producto de pago con mas de 500$ de valor de vida del cliente (LTM) neto para ti, generalmente puedes permitirte la venta directa; intenta vender el producto tu mismo primero para aprender lo que funciona (Hacking sales es un libro útil para estos casos).</text:p>
        </text:list-item>
      </text:list>
      <text:p text:style-name="P5">En cualquier caso, intenta llegar a la rentabilidad del ramen, es decir, ganar suficiente dinero para que los fundadores puedan vivir del ramen tan rápido como puedas. Cuando llegues aquí controlaras tu propio destino y ya no estarás a merced de los caprichos de los inversores y de los mercados financieros.</text:p>
      <text:p text:style-name="P28">Vigila obsesivamente tu flujo de caja; aunque parezca increíble hemos visto varias veces a fundadores quedarse sin dinero sin ser conscientes de que estaba ocurriendo.</text:p>
      <text:p text:style-name="P28"/>
      <text:p text:style-name="P28"/>
      <text:p text:style-name="P28"><text:soft-page-break/>La razón de porque podríamos tener un gran éxito. Los inversores temen arrepentirse en un futuro por no haber invertido.</text:p>
      <text:list xml:id="list2781733534" text:style-name="L14">
        <text:list-item>
          <text:p text:style-name="P22">No acelerar esta decisión dado que se puede perder credibilidad.</text:p>
        </text:list-item>
        <text:list-item>
          <text:p text:style-name="P22">Todo lo que no sea un sí, es un NO.</text:p>
        </text:list-item>
        <text:list-item>
          <text:p text:style-name="P22">Mantener Captación en paralelo, no dar prioridad a ningún inversor.</text:p>
        </text:list-item>
        <text:list-item>
          <text:p text:style-name="P22">Las métricas siempre son lo más convincente.</text:p>
        </text:list-item>
        <text:list-item>
          <text:p text:style-name="P22">Insistir en términos limpios.</text:p>
        </text:list-item>
        <text:list-item>
          <text:p text:style-name="P22">Centrar la atención en quien mas te quiere al principio.</text:p>
        </text:list-item>
        <text:list-item>
          <text:p text:style-name="P22">Tener varios planes, pensando en que tal vez no se pueda recaudar nada.</text:p>
        </text:list-item>
        <text:list-item>
          <text:p text:style-name="P22">Historia mas clara y fácil de entender.</text:p>
        </text:list-item>
      </text:list>
      <text:p text:style-name="P5">Conseguir dinero por inversión con un pitch. Un pitch debe tener como mínimo:<text:line-break/>Misión, problema, el producto, el modelo, el equipo, el mercado, la taza de crecimiento del mercado y las finanzas.</text:p>
      <text:p text:style-name="P28"/>
      <text:p text:style-name="P7"><text:span text:style-name="Strong_20_Emphasis"><text:span text:style-name="T17">UN</text:span></text:span><text:span text:style-name="Strong_20_Emphasis"><text:span text:style-name="T16"> PITCH como mínimo debe tener:</text:span></text:span></text:p>
      <text:list xml:id="list155214422" text:style-name="L15">
        <text:list-item>
          <text:p text:style-name="P23">Misión</text:p>
        </text:list-item>
        <text:list-item>
          <text:p text:style-name="P23">Problema</text:p>
        </text:list-item>
        <text:list-item>
          <text:p text:style-name="P23">Producto / Servicio</text:p>
        </text:list-item>
        <text:list-item>
          <text:p text:style-name="P23">Modelo negocio</text:p>
        </text:list-item>
        <text:list-item>
          <text:p text:style-name="P23">Equipo</text:p>
        </text:list-item>
        <text:list-item>
          <text:p text:style-name="P23">Mercado</text:p>
        </text:list-item>
        <text:list-item>
          <text:p text:style-name="P23">Tasa crecimiento del mercado</text:p>
        </text:list-item>
        <text:list-item>
          <text:p text:style-name="P23">Finanzas</text:p>
        </text:list-item>
      </text:list>
      <text:p text:style-name="P7"><text:span text:style-name="Strong_20_Emphasis"><text:span text:style-name="T28"/></text:span></text:p>
      <text:p text:style-name="P7"><text:span text:style-name="Strong_20_Emphasis"><text:span text:style-name="T29"/></text:span></text:p>
      <text:p text:style-name="P7"><text:span text:style-name="Strong_20_Emphasis"><text:span text:style-name="T21">Fórmula del éxito: Una gran idea + Un gran equipo + Un gran producto + Una gran ejecución.<text:line-break/>Sencillo pero muy difícil, como todo lo que vale la pena.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8T21:46:20.473000000</meta:creation-date>
    <dc:date>2022-01-08T23:58:26.828000000</dc:date>
    <meta:editing-duration>PT2H1M8S</meta:editing-duration>
    <meta:editing-cycles>16</meta:editing-cycles>
    <meta:generator>LibreOffice/7.2.2.2$Windows_X86_64 LibreOffice_project/02b2acce88a210515b4a5bb2e46cbfb63fe97d56</meta:generator>
    <meta:document-statistic meta:table-count="0" meta:image-count="0" meta:object-count="0" meta:page-count="6" meta:paragraph-count="129" meta:word-count="1897" meta:character-count="10571" meta:non-whitespace-character-count="8895"/>
  </office:meta>
</office:document-meta>
</file>